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/(m/s)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coil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max excursion [mm]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0.7-44hz</text:p>
          </table:table-cell>
          <table:table-cell/>
        </table:table-row>
        <table:table-row table:style-name="ro1">
          <table:table-cell office:value-type="string" calcext:value-type="string">
            <text:p>counts/(m/s)</text:p>
          </table:table-cell>
          <table:table-cell office:value-type="float" office:value="399650000" calcext:value-type="float">
            <text:p>399650000</text:p>
          </table:table-cell>
          <table:table-cell/>
        </table:table-row>
        <table:table-row table:style-name="ro1">
          <table:table-cell office:value-type="string" calcext:value-type="string">
            <text:p>clip (counts)</text:p>
          </table:table-cell>
          <table:table-cell table:formula="of:=8388608*2"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string" calcext:value-type="string">
            <text:p>clip (m/s) (p-p)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string" calcext:value-type="string">
            <text:p>clip (v) (p-p)</text:p>
          </table:table-cell>
          <table:table-cell table:formula="of:=[.B8]*[.B1]" office:value-type="float" office:value="0.506" calcext:value-type="float">
            <text:p>0.506</text:p>
          </table:table-cell>
          <table:table-cell office:value-type="string" calcext:value-type="string">
            <text:p>if we actually had 21 bits</text:p>
          </table:table-cell>
        </table:table-row>
        <table:table-row table:style-name="ro1">
          <table:table-cell office:value-type="string" calcext:value-type="string">
            <text:p>min (m/s) (p-p)</text:p>
          </table:table-cell>
          <table:table-cell office:value-type="float" office:value="0.00000003" calcext:value-type="float">
            <text:p>3E-08</text:p>
          </table:table-cell>
          <table:table-cell table:formula="of:=[.B8]/2^21" office:value-type="float" office:value="0.0000000104904174804688" calcext:value-type="float">
            <text:p>1.04904174804688E-08</text:p>
          </table:table-cell>
        </table:table-row>
        <table:table-row table:style-name="ro1">
          <table:table-cell office:value-type="string" calcext:value-type="string">
            <text:p>min (v) (p-p)</text:p>
          </table:table-cell>
          <table:table-cell table:formula="of:=[.B10]*[.B1]" office:value-type="float" office:value="0.00000069" calcext:value-type="float">
            <text:p>6.9E-07</text:p>
          </table:table-cell>
          <table:table-cell table:formula="of:=[.C10]*[.B1]" office:value-type="float" office:value="0.000000241279602050781" calcext:value-type="float">
            <text:p>2.41279602050781E-07</text:p>
          </table:table-cell>
        </table:table-row>
        <table:table-row table:style-name="ro1">
          <table:table-cell office:value-type="string" calcext:value-type="string">
            <text:p>Effective Bits</text:p>
          </table:table-cell>
          <table:table-cell table:formula="of:=LOG([.B9]/[.B11];2)" office:value-type="float" office:value="19.484109592353" calcext:value-type="float">
            <text:p>19.484109592353</text:p>
          </table:table-cell>
          <table:table-cell table:formula="of:=LOG([.B9]/[.C11];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1.5ma</text:p>
          </table:table-cell>
          <table:table-cell/>
        </table:table-row>
        <table:table-row table:style-name="ro1">
          <table:table-cell office:value-type="string" calcext:value-type="string">
            <text:p>min current</text:p>
          </table:table-cell>
          <table:table-cell office:value-type="string" calcext:value-type="string">
            <text:p>5.6na</text:p>
          </table:table-cell>
          <table:table-cell/>
        </table:table-row>
        <table:table-row table:style-name="ro1">
          <table:table-cell office:value-type="string" calcext:value-type="string">
            <text:p>R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([.B16]*2/[.B9])" office:value-type="float" office:value="11.8577075098814" calcext:value-type="float">
            <text:p>11.8577075098814</text:p>
          </table:table-cell>
          <table:table-cell table:formula="of:=([.C16]*2/[.B9])" office:value-type="float" office:value="11.8577075098814" calcext:value-type="float">
            <text:p>11.8577075098814</text:p>
          </table:table-cell>
        </table:table-row>
        <table:table-row table:style-name="ro1">
          <table:table-cell office:value-type="string" calcext:value-type="string">
            <text:p>min V p-p @ ADC</text:p>
          </table:table-cell>
          <table:table-cell table:formula="of:=([.B11]*[.B17])" office:value-type="float" office:value="0.00000818181818181818" calcext:value-type="float">
            <text:p>8.18181818181818E-06</text:p>
          </table:table-cell>
          <table:table-cell table:formula="of:=([.C11]*[.C17])" office:value-type="float" office:value="0.00000286102294921875" calcext:value-type="float">
            <text:p>2.86102294921875E-06</text:p>
          </table:table-cell>
        </table:table-row>
        <table:table-row table:style-name="ro1">
          <table:table-cell office:value-type="string" calcext:value-type="string">
            <text:p>max V p-p @ ADC</text:p>
          </table:table-cell>
          <table:table-cell table:formula="of:=[.B17]*[.B9]" office:value-type="float" office:value="6" calcext:value-type="float">
            <text:p>6</text:p>
          </table:table-cell>
          <table:table-cell table:formula="of:=[.C17]*[.B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 LSB</text:p>
          </table:table-cell>
          <table:table-cell table:formula="of:=[.B19]/2^[.B12]" office:value-type="float" office:value="0.00000818181818181819" calcext:value-type="float">
            <text:p>8.18181818181819E-06</text:p>
          </table:table-cell>
          <table:table-cell table:formula="of:=[.C19]/2^[.C12]" office:value-type="float" office:value="0.00000286102294921875" calcext:value-type="float">
            <text:p>2.86102294921875E-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 Vnoise p-p </text:p>
          </table:table-cell>
          <table:table-cell table:formula="of:=0.5*[.B19]/2^[.B22]" office:value-type="float" office:value="0.00000286102294921875" calcext:value-type="float">
            <text:p>2.86102294921875E-06</text:p>
          </table:table-cell>
          <table:table-cell/>
        </table:table-row>
        <table:table-row table:style-name="ro1">
          <table:table-cell office:value-type="string" calcext:value-type="string">
            <text:p>Max Vnoise rms</text:p>
          </table:table-cell>
          <table:table-cell table:formula="of:=[.B23]/6" office:value-type="float" office:value="0.000000476837158203125" calcext:value-type="float">
            <text:p>4.76837158203125E-07</text:p>
          </table:table-cell>
          <table:table-cell/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SD (v/sqrt(hz))</text:p>
          </table:table-cell>
          <table:table-cell table:formula="of:=[.B24]/SQRT([.B25])" office:value-type="float" office:value="0.0000000885464373479137" calcext:value-type="float">
            <text:p>8.85464373479137E-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ise of 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Hz</text:p>
          </table:table-cell>
          <table:table-cell office:value-type="string" calcext:value-type="string">
            <text:p>1.03 uV rms</text:p>
          </table:table-cell>
          <table:table-cell office:value-type="string" calcext:value-type="string">
            <text:p>6.18uV p-p</text:p>
          </table:table-cell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office:value-type="string" calcext:value-type="string">
            <text:p>Noise free bi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ise of RS ref</text:p>
          </table:table-cell>
          <table:table-cell office:value-type="string" calcext:value-type="string">
            <text:p>4.6 uV p-p</text:p>
          </table:table-cell>
          <table:table-cell/>
        </table:table-row>
        <table:table-row table:style-name="ro1">
          <table:table-cell office:value-type="string" calcext:value-type="string">
            <text:p>noise of MAX ref</text:p>
          </table:table-cell>
          <table:table-cell office:value-type="string" calcext:value-type="string">
            <text:p>1.75 uV p-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llen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B37]*[.B40]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table:formula="of:=1/(2*3.1415*[.B40]*[.B39]*SQRT([.B37]*[.B38]))" office:value-type="float" office:value="0.450171434783732" calcext:value-type="float">
            <text:p>0.45017143478373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formula="of:=SQRT([.B37]*[.B38])/([.B37]+1+[.B37]*[.B38]*(1-[.B44]))" office:value-type="float" office:value="0.707106781186548" calcext:value-type="float">
            <text:p>0.707106781186548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21:59:31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4:50:23.037000000</meta:creation-date>
    <meta:editing-duration>PT5H8M35S</meta:editing-duration>
    <meta:editing-cycles>7</meta:editing-cycles>
    <meta:generator>LibreOffice/6.1.4.2$Windows_X86_64 LibreOffice_project/9d0f32d1f0b509096fd65e0d4bec26ddd1938fd3</meta:generator>
    <dc:date>2021-06-12T21:59:37.481000000</dc:date>
    <meta:document-statistic meta:table-count="1" meta:cell-count="87" meta:object-count="0"/>
  </office:meta>
</office:document-meta>
</file>